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automatic-styles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ntacts.Persons.gender" style:display-name="contacts.Persons.gender">
      <style:table-column-properties style:column-width="16mm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untries.Cities.zip_code" style:display-name="countries.Cities.zip_code">
      <style:table-column-properties style:column-width="33mm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ntacts.Persons.address_column" style:display-name="contacts.Persons.address_column">
      <style:table-column-properties style:column-width="81mm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ntacts.Persons.last_name" style:display-name="contacts.Persons.last_name">
      <style:table-column-properties style:column-width="54mm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untries.Cities.country" style:display-name="countries.Cities.country">
      <style:table-column-properties style:column-width="41mm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untries.Cities.name" style:display-name="countries.Cities.name">
      <style:table-column-properties style:column-width="83mm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ntacts.Persons.first_name" style:display-name="contacts.Persons.first_name">
      <style:table-column-properties style:column-width="27mm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table-column" style:name="countries.Cities.id" style:display-name="countries.Cities.id">
      <style:table-column-properties style:column-width="20mm"/>
    </style:style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/>
    </style:style>
    <style:style style:name="T2" style:family="text">
      <style:text-properties fo:font-weight="normal" fo:font-style="normal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 fo:color="#000000"/>
    </style:style>
    <style:style style:name="T3" style:family="text">
      <style:text-properties fo:font-weight="normal" fo:font-style="normal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 fo:color="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Inserting tables with custom column widths</text:h>
      <text:p text:style-name="Standard"/>
      <text:h text:outline-level="2" text:style-name="Heading_20_2">Cities</text:h>
      <text:p text:style-name="Standard"/>
      <table:table xmlns:text="urn:oasis:names:tc:opendocument:xmlns:text:1.0" xmlns:table="urn:oasis:names:tc:opendocument:xmlns:table:1.0" xmlns:fo="urn:oasis:names:tc:opendocument:xmlns:xsl-fo-compatible:1.0" xmlns:style="urn:oasis:names:tc:opendocument:xmlns:style:1.0">
        <table:table-column table:style-name="countries.Cities.country"/>
        <table:table-column table:style-name="countries.Cities.name"/>
        <table:table-column table:style-name="countries.Cities.zip_code"/>
        <table:table-column table:style-name="countries.Cities.id"/>
        <table:table-row>
          <table:table-cell>
            <text:p text:style-name="Table_20_Column_20_Header">Country</text:p>
          </table:table-cell>
          <table:table-cell>
            <text:p text:style-name="Table_20_Column_20_Header">name</text:p>
          </table:table-cell>
          <table:table-cell>
            <text:p text:style-name="Table_20_Column_20_Header">zip code</text:p>
          </table:table-cell>
          <table:table-cell>
            <text:p text:style-name="Table_20_Column_20_Header">ID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Angleur</text:p>
          </table:table-cell>
          <table:table-cell>
            <text:p text:style-name="Table_20_Contents">4031</text:p>
          </table:table-cell>
          <table:table-cell>
            <text:p text:style-name="Number_20_Cell">5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Bruxelles</text:p>
          </table:table-cell>
          <table:table-cell>
            <text:p text:style-name="Table_20_Contents">1000</text:p>
          </table:table-cell>
          <table:table-cell>
            <text:p text:style-name="Number_20_Cell">7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Eupen</text:p>
          </table:table-cell>
          <table:table-cell>
            <text:p text:style-name="Table_20_Contents">4700</text:p>
          </table:table-cell>
          <table:table-cell>
            <text:p text:style-name="Number_20_Cell">1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Kelmis</text:p>
          </table:table-cell>
          <table:table-cell>
            <text:p text:style-name="Table_20_Contents">4720</text:p>
          </table:table-cell>
          <table:table-cell>
            <text:p text:style-name="Number_20_Cell">2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Kettenis</text:p>
          </table:table-cell>
          <table:table-cell>
            <text:p text:style-name="Table_20_Contents">4701</text:p>
          </table:table-cell>
          <table:table-cell>
            <text:p text:style-name="Number_20_Cell">3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Liège</text:p>
          </table:table-cell>
          <table:table-cell>
            <text:p text:style-name="Table_20_Contents">4000</text:p>
          </table:table-cell>
          <table:table-cell>
            <text:p text:style-name="Number_20_Cell">6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Oostende</text:p>
          </table:table-cell>
          <table:table-cell>
            <text:p text:style-name="Table_20_Contents">8400</text:p>
          </table:table-cell>
          <table:table-cell>
            <text:p text:style-name="Number_20_Cell">8</text:p>
          </table:table-cell>
        </table:table-row>
        <table:table-row>
          <table:table-cell>
            <text:p text:style-name="Table_20_Contents">Belgium</text:p>
          </table:table-cell>
          <table:table-cell>
            <text:p text:style-name="Table_20_Contents">Raeren</text:p>
          </table:table-cell>
          <table:table-cell>
            <text:p text:style-name="Table_20_Contents">4730</text:p>
          </table:table-cell>
          <table:table-cell>
            <text:p text:style-name="Number_20_Cell">4</text:p>
          </table:table-cell>
        </table:table-row>
        <table:table-row>
          <table:table-cell>
            <text:p text:style-name="Table_20_Contents">Germany</text:p>
          </table:table-cell>
          <table:table-cell>
            <text:p text:style-name="Table_20_Contents">Aachen</text:p>
          </table:table-cell>
          <table:table-cell>
            <text:p text:style-name="Table_20_Contents"/>
          </table:table-cell>
          <table:table-cell>
            <text:p text:style-name="Number_20_Cell">15</text:p>
          </table:table-cell>
        </table:table-row>
        <table:table-row>
          <table:table-cell>
            <text:p text:style-name="Table_20_Contents">Germany</text:p>
          </table:table-cell>
          <table:table-cell>
            <text:p text:style-name="Table_20_Contents">Berlin</text:p>
          </table:table-cell>
          <table:table-cell>
            <text:p text:style-name="Table_20_Contents"/>
          </table:table-cell>
          <table:table-cell>
            <text:p text:style-name="Number_20_Cell">17</text:p>
          </table:table-cell>
        </table:table-row>
        <table:table-row>
          <table:table-cell>
            <text:p text:style-name="Table_20_Contents">Germany</text:p>
          </table:table-cell>
          <table:table-cell>
            <text:p text:style-name="Table_20_Contents">Hamburg</text:p>
          </table:table-cell>
          <table:table-cell>
            <text:p text:style-name="Table_20_Contents"/>
          </table:table-cell>
          <table:table-cell>
            <text:p text:style-name="Number_20_Cell">18</text:p>
          </table:table-cell>
        </table:table-row>
        <table:table-row>
          <table:table-cell>
            <text:p text:style-name="Table_20_Contents">Germany</text:p>
          </table:table-cell>
          <table:table-cell>
            <text:p text:style-name="Table_20_Contents">Köln</text:p>
          </table:table-cell>
          <table:table-cell>
            <text:p text:style-name="Table_20_Contents"/>
          </table:table-cell>
          <table:table-cell>
            <text:p text:style-name="Number_20_Cell">16</text:p>
          </table:table-cell>
        </table:table-row>
        <table:table-row>
          <table:table-cell>
            <text:p text:style-name="Table_20_Contents">Germany</text:p>
          </table:table-cell>
          <table:table-cell>
            <text:p text:style-name="Table_20_Contents">München</text:p>
          </table:table-cell>
          <table:table-cell>
            <text:p text:style-name="Table_20_Contents"/>
          </table:table-cell>
          <table:table-cell>
            <text:p text:style-name="Number_20_Cell">19</text:p>
          </table:table-cell>
        </table:table-row>
        <table:table-row>
          <table:table-cell>
            <text:p text:style-name="Table_20_Contents">Estonia</text:p>
          </table:table-cell>
          <table:table-cell>
            <text:p text:style-name="Table_20_Contents">Narva</text:p>
          </table:table-cell>
          <table:table-cell>
            <text:p text:style-name="Table_20_Contents"/>
          </table:table-cell>
          <table:table-cell>
            <text:p text:style-name="Number_20_Cell">13</text:p>
          </table:table-cell>
        </table:table-row>
        <table:table-row>
          <table:table-cell>
            <text:p text:style-name="Table_20_Contents">Estonia</text:p>
          </table:table-cell>
          <table:table-cell>
            <text:p text:style-name="Table_20_Contents">Pärnu</text:p>
          </table:table-cell>
          <table:table-cell>
            <text:p text:style-name="Table_20_Contents"/>
          </table:table-cell>
          <table:table-cell>
            <text:p text:style-name="Number_20_Cell">11</text:p>
          </table:table-cell>
        </table:table-row>
        <table:table-row>
          <table:table-cell>
            <text:p text:style-name="Table_20_Contents">Estonia</text:p>
          </table:table-cell>
          <table:table-cell>
            <text:p text:style-name="Table_20_Contents">Tallinn</text:p>
          </table:table-cell>
          <table:table-cell>
            <text:p text:style-name="Table_20_Contents"/>
          </table:table-cell>
          <table:table-cell>
            <text:p text:style-name="Number_20_Cell">10</text:p>
          </table:table-cell>
        </table:table-row>
        <table:table-row>
          <table:table-cell>
            <text:p text:style-name="Table_20_Contents">Estonia</text:p>
          </table:table-cell>
          <table:table-cell>
            <text:p text:style-name="Table_20_Contents">Tartu</text:p>
          </table:table-cell>
          <table:table-cell>
            <text:p text:style-name="Table_20_Contents"/>
          </table:table-cell>
          <table:table-cell>
            <text:p text:style-name="Number_20_Cell">12</text:p>
          </table:table-cell>
        </table:table-row>
        <table:table-row>
          <table:table-cell>
            <text:p text:style-name="Table_20_Contents">Estonia</text:p>
          </table:table-cell>
          <table:table-cell>
            <text:p text:style-name="Table_20_Contents">Vigala</text:p>
          </table:table-cell>
          <table:table-cell>
            <text:p text:style-name="Table_20_Contents"/>
          </table:table-cell>
          <table:table-cell>
            <text:p text:style-name="Number_20_Cell">9</text:p>
          </table:table-cell>
        </table:table-row>
        <table:table-row>
          <table:table-cell>
            <text:p text:style-name="Table_20_Contents">Estonia</text:p>
          </table:table-cell>
          <table:table-cell>
            <text:p text:style-name="Table_20_Contents">Ääsmäe</text:p>
          </table:table-cell>
          <table:table-cell>
            <text:p text:style-name="Table_20_Contents"/>
          </table:table-cell>
          <table:table-cell>
            <text:p text:style-name="Number_20_Cell">14</text:p>
          </table:table-cell>
        </table:table-row>
        <table:table-row>
          <table:table-cell>
            <text:p text:style-name="Table_20_Contents">France</text:p>
          </table:table-cell>
          <table:table-cell>
            <text:p text:style-name="Table_20_Contents">Marseille</text:p>
          </table:table-cell>
          <table:table-cell>
            <text:p text:style-name="Table_20_Contents"/>
          </table:table-cell>
          <table:table-cell>
            <text:p text:style-name="Number_20_Cell">31</text:p>
          </table:table-cell>
        </table:table-row>
        <table:table-row>
          <table:table-cell>
            <text:p text:style-name="Table_20_Contents">France</text:p>
          </table:table-cell>
          <table:table-cell>
            <text:p text:style-name="Table_20_Contents">Metz</text:p>
          </table:table-cell>
          <table:table-cell>
            <text:p text:style-name="Table_20_Contents"/>
          </table:table-cell>
          <table:table-cell>
            <text:p text:style-name="Number_20_Cell">28</text:p>
          </table:table-cell>
        </table:table-row>
        <table:table-row>
          <table:table-cell>
            <text:p text:style-name="Table_20_Contents">France</text:p>
          </table:table-cell>
          <table:table-cell>
            <text:p text:style-name="Table_20_Contents">Nancy</text:p>
          </table:table-cell>
          <table:table-cell>
            <text:p text:style-name="Table_20_Contents"/>
          </table:table-cell>
          <table:table-cell>
            <text:p text:style-name="Number_20_Cell">30</text:p>
          </table:table-cell>
        </table:table-row>
        <table:table-row>
          <table:table-cell>
            <text:p text:style-name="Table_20_Contents">France</text:p>
          </table:table-cell>
          <table:table-cell>
            <text:p text:style-name="Table_20_Contents">Nice</text:p>
          </table:table-cell>
          <table:table-cell>
            <text:p text:style-name="Table_20_Contents"/>
          </table:table-cell>
          <table:table-cell>
            <text:p text:style-name="Number_20_Cell">27</text:p>
          </table:table-cell>
        </table:table-row>
        <table:table-row>
          <table:table-cell>
            <text:p text:style-name="Table_20_Contents">France</text:p>
          </table:table-cell>
          <table:table-cell>
            <text:p text:style-name="Table_20_Contents">Paris</text:p>
          </table:table-cell>
          <table:table-cell>
            <text:p text:style-name="Table_20_Contents"/>
          </table:table-cell>
          <table:table-cell>
            <text:p text:style-name="Number_20_Cell">26</text:p>
          </table:table-cell>
        </table:table-row>
        <table:table-row>
          <table:table-cell>
            <text:p text:style-name="Table_20_Contents">France</text:p>
          </table:table-cell>
          <table:table-cell>
            <text:p text:style-name="Table_20_Contents">Strasbourg</text:p>
          </table:table-cell>
          <table:table-cell>
            <text:p text:style-name="Table_20_Contents"/>
          </table:table-cell>
          <table:table-cell>
            <text:p text:style-name="Number_20_Cell">29</text:p>
          </table:table-cell>
        </table:table-row>
        <table:table-row>
          <table:table-cell>
            <text:p text:style-name="Table_20_Contents">Netherlands</text:p>
          </table:table-cell>
          <table:table-cell>
            <text:p text:style-name="Table_20_Contents">Amsterdam</text:p>
          </table:table-cell>
          <table:table-cell>
            <text:p text:style-name="Table_20_Contents"/>
          </table:table-cell>
          <table:table-cell>
            <text:p text:style-name="Number_20_Cell">21</text:p>
          </table:table-cell>
        </table:table-row>
        <table:table-row>
          <table:table-cell>
            <text:p text:style-name="Table_20_Contents">Netherlands</text:p>
          </table:table-cell>
          <table:table-cell>
            <text:p text:style-name="Table_20_Contents">Breda</text:p>
          </table:table-cell>
          <table:table-cell>
            <text:p text:style-name="Table_20_Contents"/>
          </table:table-cell>
          <table:table-cell>
            <text:p text:style-name="Number_20_Cell">25</text:p>
          </table:table-cell>
        </table:table-row>
        <table:table-row>
          <table:table-cell>
            <text:p text:style-name="Table_20_Contents">Netherlands</text:p>
          </table:table-cell>
          <table:table-cell>
            <text:p text:style-name="Table_20_Contents">Den Haag</text:p>
          </table:table-cell>
          <table:table-cell>
            <text:p text:style-name="Table_20_Contents"/>
          </table:table-cell>
          <table:table-cell>
            <text:p text:style-name="Number_20_Cell">22</text:p>
          </table:table-cell>
        </table:table-row>
        <table:table-row>
          <table:table-cell>
            <text:p text:style-name="Table_20_Contents">Netherlands</text:p>
          </table:table-cell>
          <table:table-cell>
            <text:p text:style-name="Table_20_Contents">Maastricht</text:p>
          </table:table-cell>
          <table:table-cell>
            <text:p text:style-name="Table_20_Contents"/>
          </table:table-cell>
          <table:table-cell>
            <text:p text:style-name="Number_20_Cell">20</text:p>
          </table:table-cell>
        </table:table-row>
        <table:table-row>
          <table:table-cell>
            <text:p text:style-name="Table_20_Contents">Netherlands</text:p>
          </table:table-cell>
          <table:table-cell>
            <text:p text:style-name="Table_20_Contents">Rotterdam</text:p>
          </table:table-cell>
          <table:table-cell>
            <text:p text:style-name="Table_20_Contents"/>
          </table:table-cell>
          <table:table-cell>
            <text:p text:style-name="Number_20_Cell">23</text:p>
          </table:table-cell>
        </table:table-row>
        <table:table-row>
          <table:table-cell>
            <text:p text:style-name="Table_20_Contents">Netherlands</text:p>
          </table:table-cell>
          <table:table-cell>
            <text:p text:style-name="Table_20_Contents">Utrecht</text:p>
          </table:table-cell>
          <table:table-cell>
            <text:p text:style-name="Table_20_Contents"/>
          </table:table-cell>
          <table:table-cell>
            <text:p text:style-name="Number_20_Cell">24</text:p>
          </table:table-cell>
        </table:table-row>
      </table:table>
      <text:p text:style-name="Standard"/>
      <text:h text:outline-level="2" text:style-name="Heading_20_2">Persons</text:h>
      <text:p text:style-name="Standard"/>
      <table:table xmlns:text="urn:oasis:names:tc:opendocument:xmlns:text:1.0" xmlns:table="urn:oasis:names:tc:opendocument:xmlns:table:1.0" xmlns:fo="urn:oasis:names:tc:opendocument:xmlns:xsl-fo-compatible:1.0" xmlns:style="urn:oasis:names:tc:opendocument:xmlns:style:1.0">
        <table:table-column table:style-name="contacts.Persons.first_name"/>
        <table:table-column table:style-name="contacts.Persons.last_name"/>
        <table:table-column table:style-name="contacts.Persons.gender"/>
        <table:table-column table:style-name="contacts.Persons.address_column"/>
        <table:table-row>
          <table:table-cell>
            <text:p text:style-name="Table_20_Column_20_Header">First name</text:p>
          </table:table-cell>
          <table:table-cell>
            <text:p text:style-name="Table_20_Column_20_Header">Last name</text:p>
          </table:table-cell>
          <table:table-cell>
            <text:p text:style-name="Table_20_Column_20_Header">Gender</text:p>
          </table:table-cell>
          <table:table-cell>
            <text:p text:style-name="Table_20_Column_20_Header">Address</text:p>
          </table:table-cell>
        </table:table-row>
        <table:table-row>
          <table:table-cell>
            <text:p text:style-name="Table_20_Contents">Hans</text:p>
          </table:table-cell>
          <table:table-cell>
            <text:p text:style-name="Table_20_Contents">Altenberg</text:p>
          </table:table-cell>
          <table:table-cell>
            <text:p text:style-name="Table_20_Contents">Male</text:p>
          </table:table-cell>
          <table:table-cell>
            <text:p text:style-name="Table_20_Contents">Alter Malmedyer Weg, 4700 Eupen, Belgium</text:p>
          </table:table-cell>
        </table:table-row>
        <table:table-row>
          <table:table-cell>
            <text:p text:style-name="Table_20_Contents">Andreas</text:p>
          </table:table-cell>
          <table:table-cell>
            <text:p text:style-name="Table_20_Contents">Arens</text:p>
          </table:table-cell>
          <table:table-cell>
            <text:p text:style-name="Table_20_Contents">Male</text:p>
          </table:table-cell>
          <table:table-cell>
            <text:p text:style-name="Table_20_Contents">Aachener Straße, 4700 Eupen, Belgium</text:p>
          </table:table-cell>
        </table:table-row>
        <table:table-row>
          <table:table-cell>
            <text:p text:style-name="Table_20_Contents">Annette</text:p>
          </table:table-cell>
          <table:table-cell>
            <text:p text:style-name="Table_20_Contents">Arens</text:p>
          </table:table-cell>
          <table:table-cell>
            <text:p text:style-name="Table_20_Contents">Female</text:p>
          </table:table-cell>
          <table:table-cell>
            <text:p text:style-name="Table_20_Contents">Akazienweg, 4700 Eupen, Belgium</text:p>
          </table:table-cell>
        </table:table-row>
        <table:table-row>
          <table:table-cell>
            <text:p text:style-name="Table_20_Contents">Alfons</text:p>
          </table:table-cell>
          <table:table-cell>
            <text:p text:style-name="Table_20_Contents">Ausdemwald</text:p>
          </table:table-cell>
          <table:table-cell>
            <text:p text:style-name="Table_20_Contents">Male</text:p>
          </table:table-cell>
          <table:table-cell>
            <text:p text:style-name="Table_20_Contents">Am Bahndamm, 4700 Eupen, Belgium</text:p>
          </table:table-cell>
        </table:table-row>
        <table:table-row>
          <table:table-cell>
            <text:p text:style-name="Table_20_Contents">Laurent</text:p>
          </table:table-cell>
          <table:table-cell>
            <text:p text:style-name="Table_20_Contents">Bastiaensen</text:p>
          </table:table-cell>
          <table:table-cell>
            <text:p text:style-name="Table_20_Contents">Male</text:p>
          </table:table-cell>
          <table:table-cell>
            <text:p text:style-name="Table_20_Contents">Am Berg, 4700 Eupen, Belgium</text:p>
          </table:table-cell>
        </table:table-row>
        <table:table-row>
          <table:table-cell>
            <text:p text:style-name="Table_20_Contents">Bernard</text:p>
          </table:table-cell>
          <table:table-cell>
            <text:p text:style-name="Table_20_Contents">Bodard</text:p>
          </table:table-cell>
          <table:table-cell>
            <text:p text:style-name="Table_20_Contents"/>
          </table:table-cell>
          <table:table-cell>
            <text:p text:style-name="Table_20_Contents">Angleur, Belgium</text:p>
          </table:table-cell>
        </table:table-row>
        <table:table-row>
          <table:table-cell>
            <text:p text:style-name="Table_20_Contents">Bernd</text:p>
          </table:table-cell>
          <table:table-cell>
            <text:p text:style-name="Table_20_Contents">Brecht</text:p>
          </table:table-cell>
          <table:table-cell>
            <text:p text:style-name="Table_20_Contents"/>
          </table:table-cell>
          <table:table-cell>
            <text:p text:style-name="Table_20_Contents">Germany</text:p>
          </table:table-cell>
        </table:table-row>
        <table:table-row>
          <table:table-cell>
            <text:p text:style-name="Table_20_Contents">Marc</text:p>
          </table:table-cell>
          <table:table-cell>
            <text:p text:style-name="Table_20_Contents">Chantraine</text:p>
          </table:table-cell>
          <table:table-cell>
            <text:p text:style-name="Table_20_Contents">Male</text:p>
          </table:table-cell>
          <table:table-cell>
            <text:p text:style-name="Table_20_Contents">Auf dem Spitzberg, 4700 Eupen, Belgium</text:p>
          </table:table-cell>
        </table:table-row>
        <table:table-row>
          <table:table-cell>
            <text:p text:style-name="Table_20_Contents">Ulrike</text:p>
          </table:table-cell>
          <table:table-cell>
            <text:p text:style-name="Table_20_Contents">Charlier</text:p>
          </table:table-cell>
          <table:table-cell>
            <text:p text:style-name="Table_20_Contents">Female</text:p>
          </table:table-cell>
          <table:table-cell>
            <text:p text:style-name="Table_20_Contents">Auenweg, 4700 Eupen, Belgium</text:p>
          </table:table-cell>
        </table:table-row>
        <table:table-row>
          <table:table-cell>
            <text:p text:style-name="Table_20_Contents">Charlotte</text:p>
          </table:table-cell>
          <table:table-cell>
            <text:p text:style-name="Table_20_Contents">Collard</text:p>
          </table:table-cell>
          <table:table-cell>
            <text:p text:style-name="Table_20_Contents">Female</text:p>
          </table:table-cell>
          <table:table-cell>
            <text:p text:style-name="Table_20_Contents">Am Waisenbüschchen, 4700 Eupen, Belgium</text:p>
          </table:table-cell>
        </table:table-row>
        <table:table-row>
          <table:table-cell>
            <text:p text:style-name="Table_20_Contents">Dorothée</text:p>
          </table:table-cell>
          <table:table-cell>
            <text:p text:style-name="Table_20_Contents">Demeulenaere</text:p>
          </table:table-cell>
          <table:table-cell>
            <text:p text:style-name="Table_20_Contents">Female</text:p>
          </table:table-cell>
          <table:table-cell>
            <text:p text:style-name="Table_20_Contents">August-Thonnar-Str., 4700 Eupen, Belgium</text:p>
          </table:table-cell>
        </table:table-row>
        <table:table-row>
          <table:table-cell>
            <text:p text:style-name="Table_20_Contents">Denis</text:p>
          </table:table-cell>
          <table:table-cell>
            <text:p text:style-name="Table_20_Contents">Denon</text:p>
          </table:table-cell>
          <table:table-cell>
            <text:p text:style-name="Table_20_Contents"/>
          </table:table-cell>
          <table:table-cell>
            <text:p text:style-name="Table_20_Contents">France</text:p>
          </table:table-cell>
        </table:table-row>
        <table:table-row>
          <table:table-cell>
            <text:p text:style-name="Table_20_Contents">Daniel</text:p>
          </table:table-cell>
          <table:table-cell>
            <text:p text:style-name="Table_20_Contents">Dericum</text:p>
          </table:table-cell>
          <table:table-cell>
            <text:p text:style-name="Table_20_Contents">Male</text:p>
          </table:table-cell>
          <table:table-cell>
            <text:p text:style-name="Table_20_Contents">Auf'm Rain, 4700 Eupen, Belgium</text:p>
          </table:table-cell>
        </table:table-row>
        <table:table-row>
          <table:table-cell>
            <text:p text:style-name="Table_20_Contents">Robin</text:p>
          </table:table-cell>
          <table:table-cell>
            <text:p text:style-name="Table_20_Contents">Dubois</text:p>
          </table:table-cell>
          <table:table-cell>
            <text:p text:style-name="Table_20_Contents"/>
          </table:table-cell>
          <table:table-cell>
            <text:p text:style-name="Table_20_Contents">France</text:p>
          </table:table-cell>
        </table:table-row>
        <table:table-row>
          <table:table-cell>
            <text:p text:style-name="Table_20_Contents">Jean</text:p>
          </table:table-cell>
          <table:table-cell>
            <text:p text:style-name="Table_20_Contents">Dupont</text:p>
          </table:table-cell>
          <table:table-cell>
            <text:p text:style-name="Table_20_Contents"/>
          </table:table-cell>
          <table:table-cell>
            <text:p text:style-name="Table_20_Contents">Angleur, Belgium</text:p>
          </table:table-cell>
        </table:table-row>
        <table:table-row>
          <table:table-cell>
            <text:p text:style-name="Table_20_Contents">Emil</text:p>
          </table:table-cell>
          <table:table-cell>
            <text:p text:style-name="Table_20_Contents">Eierschal</text:p>
          </table:table-cell>
          <table:table-cell>
            <text:p text:style-name="Table_20_Contents"/>
          </table:table-cell>
          <table:table-cell>
            <text:p text:style-name="Table_20_Contents">Germany</text:p>
          </table:table-cell>
        </table:table-row>
        <table:table-row>
          <table:table-cell>
            <text:p text:style-name="Table_20_Contents">Daniel</text:p>
          </table:table-cell>
          <table:table-cell>
            <text:p text:style-name="Table_20_Contents">Emonts</text:p>
          </table:table-cell>
          <table:table-cell>
            <text:p text:style-name="Table_20_Contents">Male</text:p>
          </table:table-cell>
          <table:table-cell>
            <text:p text:style-name="Table_20_Contents">Bennetsborn, 4700 Eupen, Belgium</text:p>
          </table:table-cell>
        </table:table-row>
        <table:table-row>
          <table:table-cell>
            <text:p text:style-name="Table_20_Contents">Erich</text:p>
          </table:table-cell>
          <table:table-cell>
            <text:p text:style-name="Table_20_Contents">Emonts</text:p>
          </table:table-cell>
          <table:table-cell>
            <text:p text:style-name="Table_20_Contents">Male</text:p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Erna</text:p>
          </table:table-cell>
          <table:table-cell>
            <text:p text:style-name="Table_20_Contents">Emonts-Gast</text:p>
          </table:table-cell>
          <table:table-cell>
            <text:p text:style-name="Table_20_Contents">Female</text:p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Erwin</text:p>
          </table:table-cell>
          <table:table-cell>
            <text:p text:style-name="Table_20_Contents">Emontspool</text:p>
          </table:table-cell>
          <table:table-cell>
            <text:p text:style-name="Table_20_Contents">Male</text:p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Edgar</text:p>
          </table:table-cell>
          <table:table-cell>
            <text:p text:style-name="Table_20_Contents">Engels</text:p>
          </table:table-cell>
          <table:table-cell>
            <text:p text:style-name="Table_20_Contents">Male</text:p>
          </table:table-cell>
          <table:table-cell>
            <text:p text:style-name="Table_20_Contents">Bergkapellstraße, 4700 Eupen, Belgium</text:p>
          </table:table-cell>
        </table:table-row>
        <table:table-row>
          <table:table-cell>
            <text:p text:style-name="Table_20_Contents">Berta</text:p>
          </table:table-cell>
          <table:table-cell>
            <text:p text:style-name="Table_20_Contents">Ernst</text:p>
          </table:table-cell>
          <table:table-cell>
            <text:p text:style-name="Table_20_Contents">Female</text:p>
          </table:table-cell>
          <table:table-cell>
            <text:p text:style-name="Table_20_Contents">Bahnhofsgasse, 4700 Eupen, Belgium</text:p>
          </table:table-cell>
        </table:table-row>
        <table:table-row>
          <table:table-cell>
            <text:p text:style-name="Table_20_Contents">Eberhart</text:p>
          </table:table-cell>
          <table:table-cell>
            <text:p text:style-name="Table_20_Contents">Evers</text:p>
          </table:table-cell>
          <table:table-cell>
            <text:p text:style-name="Table_20_Contents">Male</text:p>
          </table:table-cell>
          <table:table-cell>
            <text:p text:style-name="Table_20_Contents">Bellmerin, 4700 Eupen, Belgium</text:p>
          </table:table-cell>
        </table:table-row>
        <table:table-row>
          <table:table-cell>
            <text:p text:style-name="Table_20_Contents">Bernd</text:p>
          </table:table-cell>
          <table:table-cell>
            <text:p text:style-name="Table_20_Contents">Evertz</text:p>
          </table:table-cell>
          <table:table-cell>
            <text:p text:style-name="Table_20_Contents">Male</text:p>
          </table:table-cell>
          <table:table-cell>
            <text:p text:style-name="Table_20_Contents">Bahnhofstraße, 4700 Eupen, Belgium</text:p>
          </table:table-cell>
        </table:table-row>
        <table:table-row>
          <table:table-cell>
            <text:p text:style-name="Table_20_Contents">Luc</text:p>
          </table:table-cell>
          <table:table-cell>
            <text:p text:style-name="Table_20_Contents">Faymonville</text:p>
          </table:table-cell>
          <table:table-cell>
            <text:p text:style-name="Table_20_Contents">Male</text:p>
          </table:table-cell>
          <table:table-cell>
            <text:p text:style-name="Table_20_Contents">Bergstraße, 4700 Eupen, Belgium</text:p>
          </table:table-cell>
        </table:table-row>
        <table:table-row>
          <table:table-cell>
            <text:p text:style-name="Table_20_Contents">Gérard</text:p>
          </table:table-cell>
          <table:table-cell>
            <text:p text:style-name="Table_20_Contents">Gernegroß</text:p>
          </table:table-cell>
          <table:table-cell>
            <text:p text:style-name="Table_20_Contents">Male</text:p>
          </table:table-cell>
          <table:table-cell>
            <text:p text:style-name="Table_20_Contents">Binsterweg, 4700 Eupen, Belgium</text:p>
          </table:table-cell>
        </table:table-row>
        <table:table-row>
          <table:table-cell>
            <text:p text:style-name="Table_20_Contents">Werner</text:p>
          </table:table-cell>
          <table:table-cell>
            <text:p text:style-name="Table_20_Contents">Groteclaes</text:p>
          </table:table-cell>
          <table:table-cell>
            <text:p text:style-name="Table_20_Contents">Male</text:p>
          </table:table-cell>
          <table:table-cell>
            <text:p text:style-name="Table_20_Contents">Brabantstraße, 4700 Eupen, Belgium</text:p>
          </table:table-cell>
        </table:table-row>
        <table:table-row>
          <table:table-cell>
            <text:p text:style-name="Table_20_Contents">Grete</text:p>
          </table:table-cell>
          <table:table-cell>
            <text:p text:style-name="Table_20_Contents">Hilgers</text:p>
          </table:table-cell>
          <table:table-cell>
            <text:p text:style-name="Table_20_Contents">Female</text:p>
          </table:table-cell>
          <table:table-cell>
            <text:p text:style-name="Table_20_Contents">Buchenweg, 4700 Eupen, Belgium</text:p>
          </table:table-cell>
        </table:table-row>
        <table:table-row>
          <table:table-cell>
            <text:p text:style-name="Table_20_Contents">Hans</text:p>
          </table:table-cell>
          <table:table-cell>
            <text:p text:style-name="Table_20_Contents">Hilgers</text:p>
          </table:table-cell>
          <table:table-cell>
            <text:p text:style-name="Table_20_Contents">Male</text:p>
          </table:table-cell>
          <table:table-cell>
            <text:p text:style-name="Table_20_Contents">Edelstraße, 4700 Eupen, Belgium</text:p>
          </table:table-cell>
        </table:table-row>
        <table:table-row>
          <table:table-cell>
            <text:p text:style-name="Table_20_Contents">Irene</text:p>
          </table:table-cell>
          <table:table-cell>
            <text:p text:style-name="Table_20_Contents">Ingels</text:p>
          </table:table-cell>
          <table:table-cell>
            <text:p text:style-name="Table_20_Contents">Female</text:p>
          </table:table-cell>
          <table:table-cell>
            <text:p text:style-name="Table_20_Contents">Euregiostraße, 4700 Eupen, Belgium</text:p>
          </table:table-cell>
        </table:table-row>
        <table:table-row>
          <table:table-cell>
            <text:p text:style-name="Table_20_Contents">Jean-Pierre</text:p>
          </table:table-cell>
          <table:table-cell>
            <text:p text:style-name="Table_20_Contents">Jacob</text:p>
          </table:table-cell>
          <table:table-cell>
            <text:p text:style-name="Table_20_Contents">Male</text:p>
          </table:table-cell>
          <table:table-cell>
            <text:p text:style-name="Table_20_Contents">Feldstraße, 4700 Eupen, Belgium</text:p>
          </table:table-cell>
        </table:table-row>
        <table:table-row>
          <table:table-cell>
            <text:p text:style-name="Table_20_Contents">Jérémy</text:p>
          </table:table-cell>
          <table:table-cell>
            <text:p text:style-name="Table_20_Contents">Jansen</text:p>
          </table:table-cell>
          <table:table-cell>
            <text:p text:style-name="Table_20_Contents">Male</text:p>
          </table:table-cell>
          <table:table-cell>
            <text:p text:style-name="Table_20_Contents">Favrunpark, 4700 Eupen, Belgium</text:p>
          </table:table-cell>
        </table:table-row>
        <table:table-row>
          <table:table-cell>
            <text:p text:style-name="Table_20_Contents">Jérôme</text:p>
          </table:table-cell>
          <table:table-cell>
            <text:p text:style-name="Table_20_Contents">Jeanémart</text:p>
          </table:table-cell>
          <table:table-cell>
            <text:p text:style-name="Table_20_Contents"/>
          </table:table-cell>
          <table:table-cell>
            <text:p text:style-name="Table_20_Contents">France</text:p>
          </table:table-cell>
        </table:table-row>
        <table:table-row>
          <table:table-cell>
            <text:p text:style-name="Table_20_Contents">Herbert</text:p>
          </table:table-cell>
          <table:table-cell>
            <text:p text:style-name="Table_20_Contents">Johnen</text:p>
          </table:table-cell>
          <table:table-cell>
            <text:p text:style-name="Table_20_Contents">Male</text:p>
          </table:table-cell>
          <table:table-cell>
            <text:p text:style-name="Table_20_Contents">Fränzel, 4700 Eupen, Belgium</text:p>
          </table:table-cell>
        </table:table-row>
        <table:table-row>
          <table:table-cell>
            <text:p text:style-name="Table_20_Contents">Johannes</text:p>
          </table:table-cell>
          <table:table-cell>
            <text:p text:style-name="Table_20_Contents">Jonas</text:p>
          </table:table-cell>
          <table:table-cell>
            <text:p text:style-name="Table_20_Contents">Male</text:p>
          </table:table-cell>
          <table:table-cell>
            <text:p text:style-name="Table_20_Contents">Gewerbestraße, 4700 Eupen, Belgium</text:p>
          </table:table-cell>
        </table:table-row>
        <table:table-row>
          <table:table-cell>
            <text:p text:style-name="Table_20_Contents">Jan</text:p>
          </table:table-cell>
          <table:table-cell>
            <text:p text:style-name="Table_20_Contents">Jousten</text:p>
          </table:table-cell>
          <table:table-cell>
            <text:p text:style-name="Table_20_Contents">Male</text:p>
          </table:table-cell>
          <table:table-cell>
            <text:p text:style-name="Table_20_Contents">Gospert, 4700 Eupen, Belgium</text:p>
          </table:table-cell>
        </table:table-row>
        <table:table-row>
          <table:table-cell>
            <text:p text:style-name="Table_20_Contents">Karl</text:p>
          </table:table-cell>
          <table:table-cell>
            <text:p text:style-name="Table_20_Contents">Kaivers</text:p>
          </table:table-cell>
          <table:table-cell>
            <text:p text:style-name="Table_20_Contents">Male</text:p>
          </table:table-cell>
          <table:table-cell>
            <text:p text:style-name="Table_20_Contents">Gülcherstraße, 4700 Eupen, Belgium</text:p>
          </table:table-cell>
        </table:table-row>
        <table:table-row>
          <table:table-cell>
            <text:p text:style-name="Table_20_Contents">Karl</text:p>
          </table:table-cell>
          <table:table-cell>
            <text:p text:style-name="Table_20_Contents">Keller</text:p>
          </table:table-cell>
          <table:table-cell>
            <text:p text:style-name="Table_20_Contents"/>
          </table:table-cell>
          <table:table-cell>
            <text:p text:style-name="Table_20_Contents">Germany</text:p>
          </table:table-cell>
        </table:table-row>
        <table:table-row>
          <table:table-cell>
            <text:p text:style-name="Table_20_Contents">Lisa</text:p>
          </table:table-cell>
          <table:table-cell>
            <text:p text:style-name="Table_20_Contents">Lahm</text:p>
          </table:table-cell>
          <table:table-cell>
            <text:p text:style-name="Table_20_Contents"/>
          </table:table-cell>
          <table:table-cell>
            <text:p text:style-name="Table_20_Contents">Germany</text:p>
          </table:table-cell>
        </table:table-row>
        <table:table-row>
          <table:table-cell>
            <text:p text:style-name="Table_20_Contents">Guido</text:p>
          </table:table-cell>
          <table:table-cell>
            <text:p text:style-name="Table_20_Contents">Lambertz</text:p>
          </table:table-cell>
          <table:table-cell>
            <text:p text:style-name="Table_20_Contents">Male</text:p>
          </table:table-cell>
          <table:table-cell>
            <text:p text:style-name="Table_20_Contents">Haagenstraße, 4700 Eupen, Belgium</text:p>
          </table:table-cell>
        </table:table-row>
        <table:table-row>
          <table:table-cell>
            <text:p text:style-name="Table_20_Contents">Luc</text:p>
          </table:table-cell>
          <table:table-cell>
            <text:p text:style-name="Table_20_Contents">Laschet</text:p>
          </table:table-cell>
          <table:table-cell>
            <text:p text:style-name="Table_20_Contents">Male</text:p>
          </table:table-cell>
          <table:table-cell>
            <text:p text:style-name="Table_20_Contents">Haasberg, 4700 Eupen, Belgium</text:p>
          </table:table-cell>
        </table:table-row>
        <table:table-row>
          <table:table-cell>
            <text:p text:style-name="Table_20_Contents">Line</text:p>
          </table:table-cell>
          <table:table-cell>
            <text:p text:style-name="Table_20_Contents">Lazarus</text:p>
          </table:table-cell>
          <table:table-cell>
            <text:p text:style-name="Table_20_Contents">Female</text:p>
          </table:table-cell>
          <table:table-cell>
            <text:p text:style-name="Table_20_Contents">Haasstraße, 4700 Eupen, Belgium</text:p>
          </table:table-cell>
        </table:table-row>
        <table:table-row>
          <table:table-cell>
            <text:p text:style-name="Table_20_Contents">Josefine</text:p>
          </table:table-cell>
          <table:table-cell>
            <text:p text:style-name="Table_20_Contents">Leffin</text:p>
          </table:table-cell>
          <table:table-cell>
            <text:p text:style-name="Table_20_Contents">Female</text:p>
          </table:table-cell>
          <table:table-cell>
            <text:p text:style-name="Table_20_Contents">Habsburgerweg, 4700 Eupen, Belgium</text:p>
          </table:table-cell>
        </table:table-row>
        <table:table-row>
          <table:table-cell>
            <text:p text:style-name="Table_20_Contents">Marc</text:p>
          </table:table-cell>
          <table:table-cell>
            <text:p text:style-name="Table_20_Contents">Malmendier</text:p>
          </table:table-cell>
          <table:table-cell>
            <text:p text:style-name="Table_20_Contents">Male</text:p>
          </table:table-cell>
          <table:table-cell>
            <text:p text:style-name="Table_20_Contents">Heidberg, 4700 Eupen, Belgium</text:p>
          </table:table-cell>
        </table:table-row>
        <table:table-row>
          <table:table-cell>
            <text:p text:style-name="Table_20_Contents">Mark</text:p>
          </table:table-cell>
          <table:table-cell>
            <text:p text:style-name="Table_20_Contents">Martelaer</text:p>
          </table:table-cell>
          <table:table-cell>
            <text:p text:style-name="Table_20_Contents"/>
          </table:table-cell>
          <table:table-cell>
            <text:p text:style-name="Table_20_Contents">Oostende, Belgium</text:p>
          </table:table-cell>
        </table:table-row>
        <table:table-row>
          <table:table-cell>
            <text:p text:style-name="Table_20_Contents">Leo</text:p>
          </table:table-cell>
          <table:table-cell>
            <text:p text:style-name="Table_20_Contents">Meessen</text:p>
          </table:table-cell>
          <table:table-cell>
            <text:p text:style-name="Table_20_Contents">Male</text:p>
          </table:table-cell>
          <table:table-cell>
            <text:p text:style-name="Table_20_Contents">Heidgasse, 4700 Eupen, Belgium</text:p>
          </table:table-cell>
        </table:table-row>
        <table:table-row>
          <table:table-cell>
            <text:p text:style-name="Table_20_Contents">Marie-Louise</text:p>
          </table:table-cell>
          <table:table-cell>
            <text:p text:style-name="Table_20_Contents">Meier</text:p>
          </table:table-cell>
          <table:table-cell>
            <text:p text:style-name="Table_20_Contents">Female</text:p>
          </table:table-cell>
          <table:table-cell>
            <text:p text:style-name="Table_20_Contents">Herbesthaler Straße, 4700 Eupen, Belgium</text:p>
          </table:table-cell>
        </table:table-row>
        <table:table-row>
          <table:table-cell>
            <text:p text:style-name="Table_20_Contents">Franz</text:p>
          </table:table-cell>
          <table:table-cell>
            <text:p text:style-name="Table_20_Contents">Mießen</text:p>
          </table:table-cell>
          <table:table-cell>
            <text:p text:style-name="Table_20_Contents">Male</text:p>
          </table:table-cell>
          <table:table-cell>
            <text:p text:style-name="Table_20_Contents">Heidhöhe, 4700 Eupen, Belgium</text:p>
          </table:table-cell>
        </table:table-row>
        <table:table-row>
          <table:table-cell>
            <text:p text:style-name="Table_20_Contents">Alfons</text:p>
          </table:table-cell>
          <table:table-cell>
            <text:p text:style-name="Table_20_Contents">Radermacher</text:p>
          </table:table-cell>
          <table:table-cell>
            <text:p text:style-name="Table_20_Contents">Male</text:p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Berta</text:p>
          </table:table-cell>
          <table:table-cell>
            <text:p text:style-name="Table_20_Contents">Radermacher</text:p>
          </table:table-cell>
          <table:table-cell>
            <text:p text:style-name="Table_20_Contents">Female</text:p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Christian</text:p>
          </table:table-cell>
          <table:table-cell>
            <text:p text:style-name="Table_20_Contents">Radermacher</text:p>
          </table:table-cell>
          <table:table-cell>
            <text:p text:style-name="Table_20_Contents">Male</text:p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Daniela</text:p>
          </table:table-cell>
          <table:table-cell>
            <text:p text:style-name="Table_20_Contents">Radermacher</text:p>
          </table:table-cell>
          <table:table-cell>
            <text:p text:style-name="Table_20_Contents">Female</text:p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Edgard</text:p>
          </table:table-cell>
          <table:table-cell>
            <text:p text:style-name="Table_20_Contents">Radermacher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Fritz</text:p>
          </table:table-cell>
          <table:table-cell>
            <text:p text:style-name="Table_20_Contents">Radermacher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Guido</text:p>
          </table:table-cell>
          <table:table-cell>
            <text:p text:style-name="Table_20_Contents">Radermacher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Hans</text:p>
          </table:table-cell>
          <table:table-cell>
            <text:p text:style-name="Table_20_Contents">Radermacher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Hedi</text:p>
          </table:table-cell>
          <table:table-cell>
            <text:p text:style-name="Table_20_Contents">Radermacher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Inge</text:p>
          </table:table-cell>
          <table:table-cell>
            <text:p text:style-name="Table_20_Contents">Radermacher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Jean</text:p>
          </table:table-cell>
          <table:table-cell>
            <text:p text:style-name="Table_20_Contents">Radermacher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Rik</text:p>
          </table:table-cell>
          <table:table-cell>
            <text:p text:style-name="Table_20_Contents">Radermecker</text:p>
          </table:table-cell>
          <table:table-cell>
            <text:p text:style-name="Table_20_Contents"/>
          </table:table-cell>
          <table:table-cell>
            <text:p text:style-name="Table_20_Contents">Oostende, Belgium</text:p>
          </table:table-cell>
        </table:table-row>
        <table:table-row>
          <table:table-cell>
            <text:p text:style-name="Table_20_Contents">Luc</text:p>
          </table:table-cell>
          <table:table-cell>
            <text:p text:style-name="Table_20_Contents">Saffre</text:p>
          </table:table-cell>
          <table:table-cell>
            <text:p text:style-name="Table_20_Contents">Male</text:p>
          </table:table-cell>
          <table:table-cell>
            <text:p text:style-name="Table_20_Contents">Uus 1, Vana-Vigala küla, 78003 Vigala, Estonia</text:p>
          </table:table-cell>
        </table:table-row>
        <table:table-row>
          <table:table-cell>
            <text:p text:style-name="Table_20_Contents">Marie-Louise</text:p>
          </table:table-cell>
          <table:table-cell>
            <text:p text:style-name="Table_20_Contents">Vandenmeulenbos</text:p>
          </table:table-cell>
          <table:table-cell>
            <text:p text:style-name="Table_20_Contents"/>
          </table:table-cell>
          <table:table-cell>
            <text:p text:style-name="Table_20_Contents">Oostende, Belgium</text:p>
          </table:table-cell>
        </table:table-row>
        <table:table-row>
          <table:table-cell>
            <text:p text:style-name="Table_20_Contents">Leonardo</text:p>
          </table:table-cell>
          <table:table-cell>
            <text:p text:style-name="Table_20_Contents">da Vinci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Elio</text:p>
          </table:table-cell>
          <table:table-cell>
            <text:p text:style-name="Table_20_Contents">di Rupo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Herman</text:p>
          </table:table-cell>
          <table:table-cell>
            <text:p text:style-name="Table_20_Contents">van Veen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Erna</text:p>
          </table:table-cell>
          <table:table-cell>
            <text:p text:style-name="Table_20_Contents">Ärgerlich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Rein</text:p>
          </table:table-cell>
          <table:table-cell>
            <text:p text:style-name="Table_20_Contents">Õunapuu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  <table:table-row>
          <table:table-cell>
            <text:p text:style-name="Table_20_Contents">Otto</text:p>
          </table:table-cell>
          <table:table-cell>
            <text:p text:style-name="Table_20_Contents">Östges</text:p>
          </table:table-cell>
          <table:table-cell>
            <text:p text:style-name="Table_20_Contents"/>
          </table:table-cell>
          <table:table-cell>
            <text:p text:style-name="Table_20_Contents">4730 Raeren, Belgium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styles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paragraph" style:name="Table_20_Column_20_Header" style:display-name="Table Column Header">
      <style:paragraph-properties text:number-lines="false" text:line-number="0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paragraph" style:name="Number_20_Cell" style:display-name="Number Cell">
      <style:paragraph-properties text:number-lines="false" fo:text-align="end" text:line-number="0" style:justify-single-word="true"/>
    </style:style>
    <style:style xmlns:text="urn:oasis:names:tc:opendocument:xmlns:text:1.0" xmlns:table="urn:oasis:names:tc:opendocument:xmlns:table:1.0" xmlns:fo="urn:oasis:names:tc:opendocument:xmlns:xsl-fo-compatible:1.0" xmlns:style="urn:oasis:names:tc:opendocument:xmlns:style:1.0" style:family="paragraph" style:name="Table_20_Contents" style:display-name="Table Contents">
      <style:paragraph-properties text:number-lines="false" text:line-number="0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0.5pt" style:font-name-asian="SimSun" fo:font-size="12pt" style:font-size-complex="12pt" style:country-asian="CN" style:letter-kerning="true" fo:hyphenate="false" style:font-name-complex="Mangal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Mangal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Mangal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Mangal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Mangal1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02-14T03:03:05.64</meta:creation-date>
    <dc:date>2012-04-19T21:12:00.95</dc:date>
    <dc:creator>Luc Saffre</dc:creator>
    <meta:editing-duration>PT4H36M49S</meta:editing-duration>
    <meta:editing-cycles>30</meta:editing-cycles>
    <meta:generator>LibreOffice/3.4$Win32 LibreOffice_project/340m1$Build-402</meta:generator>
    <meta:document-statistic meta:table-count="0" meta:image-count="0" meta:object-count="0" meta:page-count="1" meta:paragraph-count="5" meta:word-count="10" meta:character-count="57" meta:non-whitespace-character-count="52"/>
  </office:meta>
</office:document-meta>
</file>